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8.297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4.579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1.395cm" table:align="left"/>
    </style:style>
    <style:style style:name="Таблица2.A" style:family="table-column">
      <style:table-column-properties style:column-width="3.067cm"/>
    </style:style>
    <style:style style:name="Таблица2.B" style:family="table-column">
      <style:table-column-properties style:column-width="3.743cm"/>
    </style:style>
    <style:style style:name="Таблица2.C" style:family="table-column">
      <style:table-column-properties style:column-width="4.584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8.779cm" table:align="left"/>
    </style:style>
    <style:style style:name="Таблица3.A" style:family="table-column">
      <style:table-column-properties style:column-width="4.452cm"/>
    </style:style>
    <style:style style:name="Таблица3.B" style:family="table-column">
      <style:table-column-properties style:column-width="4.327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color="#ffffff" loext:opacity="100%"/>
    </style:style>
    <style:style style:name="P2" style:family="paragraph" style:parent-style-name="Horizontal_20_Line">
      <style:text-properties fo:color="#ffffff" loext:opacity="100%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style:writing-mode="lr-tb"/>
      <style:text-properties fo:color="#ffffff" loext:opacity="100%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Heading_20_3">
      <style:text-properties fo:color="#ffffff" loext:opacity="100%"/>
    </style:style>
    <style:style style:name="P8" style:family="paragraph" style:parent-style-name="Text_20_body" style:list-style-name="L1"/>
    <style:style style:name="P9" style:family="paragraph" style:parent-style-name="Text_20_body">
      <style:text-properties fo:color="#ffffff" loext:opacity="100%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fo:color="#ffffff" loext:opacity="100%"/>
    </style:style>
    <style:style style:name="P12" style:family="paragraph" style:parent-style-name="Text_20_body" style:list-style-name="L3">
      <style:text-properties fo:color="#ffffff" loext:opacity="100%"/>
    </style:style>
    <style:style style:name="P13" style:family="paragraph" style:parent-style-name="Text_20_body" style:list-style-name="L4"/>
    <style:style style:name="P14" style:family="paragraph" style:parent-style-name="Table_20_Heading">
      <style:text-properties fo:color="#ffffff" loext:opacity="100%"/>
    </style:style>
    <style:style style:name="P15" style:family="paragraph" style:parent-style-name="Table_20_Contents">
      <style:text-properties fo:color="#ffffff" loext:opacity="100%"/>
    </style:style>
    <style:style style:name="P16" style:family="paragraph" style:parent-style-name="Text_20_body" style:list-style-name="L5"/>
    <style:style style:name="P17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/>
    </style:style>
    <style:style style:name="P18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/>
    </style:style>
    <style:style style:name="P19" style:family="paragraph" style:parent-style-name="Heading_20_3">
      <style:paragraph-properties fo:margin-top="0cm" fo:margin-bottom="0.247cm" style:contextual-spacing="false" fo:line-height="115%"/>
      <style:text-properties fo:color="#ffffff" loext:opacity="100%"/>
    </style:style>
    <style:style style:name="P20" style:family="paragraph" style:parent-style-name="Text_20_body" style:list-style-name="L6">
      <style:text-properties fo:color="#ffffff" loext:opacity="100%"/>
    </style:style>
    <style:style style:name="P21" style:family="paragraph" style:parent-style-name="Horizontal_20_Line">
      <style:paragraph-properties fo:margin-top="0cm" fo:margin-bottom="0.247cm" style:contextual-spacing="false" fo:line-height="115%"/>
      <style:text-properties fo:color="#ffffff" loext:opacity="100%"/>
    </style:style>
    <style:style style:name="P22" style:family="paragraph" style:parent-style-name="Heading_20_2">
      <style:paragraph-properties fo:margin-top="0cm" fo:margin-bottom="0.247cm" style:contextual-spacing="false" fo:line-height="115%"/>
      <style:text-properties fo:color="#ffffff" loext:opacity="100%"/>
    </style:style>
    <style:style style:name="P23" style:family="paragraph" style:parent-style-name="Text_20_body" style:list-style-name="L7">
      <style:text-properties fo:color="#ffffff" loext:opacity="100%"/>
    </style:style>
    <style:style style:name="P24" style:family="paragraph" style:parent-style-name="Quotations">
      <style:paragraph-properties fo:margin-top="0cm" fo:margin-bottom="0.247cm" style:contextual-spacing="false" fo:line-height="115%"/>
      <style:text-properties fo:color="#ffffff" loext:opacity="100%"/>
    </style:style>
    <style:style style:name="P25" style:family="paragraph" style:parent-style-name="Text_20_body" style:list-style-name="L8">
      <style:text-properties fo:color="#ffffff" loext:opacity="100%"/>
    </style:style>
    <style:style style:name="P26" style:family="paragraph" style:parent-style-name="Text_20_body" style:list-style-name="L9">
      <style:text-properties fo:color="#ffffff" loext:opacity="100%"/>
    </style:style>
    <style:style style:name="P27" style:family="paragraph" style:parent-style-name="Text_20_body" style:list-style-name="L10">
      <style:text-properties fo:color="#ffffff" loext:opacity="100%"/>
    </style:style>
    <style:style style:name="P28" style:family="paragraph" style:parent-style-name="Text_20_body" style:list-style-name="L11">
      <style:text-properties fo:color="#ffffff" loext:opacity="100%"/>
    </style:style>
    <style:style style:name="P29" style:family="paragraph" style:parent-style-name="Text_20_body" style:list-style-name="L12">
      <style:text-properties fo:color="#ffffff" loext:opacity="100%"/>
    </style:style>
    <style:style style:name="P30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31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3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33" style:family="paragraph" style:parent-style-name="Text_20_body" style:list-style-name="L13">
      <style:text-properties fo:color="#ffffff" loext:opacity="100%"/>
    </style:style>
    <style:style style:name="P34" style:family="paragraph" style:parent-style-name="Text_20_body" style:list-style-name="L14">
      <style:text-properties fo:color="#ffffff" loext:opacity="100%"/>
    </style:style>
    <style:style style:name="P35" style:family="paragraph" style:parent-style-name="Text_20_body" style:list-style-name="L15">
      <style:text-properties fo:color="#ffffff" loext:opacity="100%"/>
    </style:style>
    <style:style style:name="P36" style:family="paragraph" style:parent-style-name="Quotations">
      <style:text-properties fo:color="#ffffff" loext:opacity="100%"/>
    </style:style>
    <style:style style:name="P37" style:family="paragraph" style:parent-style-name="Text_20_body" style:list-style-name="L16">
      <style:text-properties fo:color="#ffffff" loext:opacity="100%"/>
    </style:style>
    <style:style style:name="P38" style:family="paragraph" style:parent-style-name="Text_20_body" style:list-style-name="L17">
      <style:text-properties fo:color="#ffffff" loext:opacity="100%"/>
    </style:style>
    <style:style style:name="P39" style:family="paragraph" style:parent-style-name="Text_20_body" style:list-style-name="L18">
      <style:text-properties fo:color="#ffffff" loext:opacity="100%"/>
    </style:style>
    <style:style style:name="P40" style:family="paragraph" style:parent-style-name="Text_20_body" style:list-style-name="L19">
      <style:text-properties fo:color="#ffffff" loext:opacity="100%"/>
    </style:style>
    <style:style style:name="P41" style:family="paragraph" style:parent-style-name="Text_20_body" style:list-style-name="L20">
      <style:text-properties fo:color="#ffffff" loext:opacity="100%"/>
    </style:style>
    <style:style style:name="P42" style:family="paragraph" style:parent-style-name="Text_20_body" style:list-style-name="L21">
      <style:text-properties fo:color="#ffffff" loext:opacity="100%"/>
    </style:style>
    <style:style style:name="P43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ffffff" loext:opacity="100%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ffffff" loext:opacity="100%"/>
    </style:style>
    <style:style style:name="P45" style:family="paragraph" style:parent-style-name="Text_20_body" style:list-style-name="L22">
      <style:text-properties fo:color="#ffffff" loext:opacity="100%"/>
    </style:style>
    <style:style style:name="P46" style:family="paragraph" style:parent-style-name="Text_20_body" style:list-style-name="L23">
      <style:text-properties fo:color="#ffffff" loext:opacity="100%"/>
    </style:style>
    <style:style style:name="P47" style:family="paragraph" style:parent-style-name="Text_20_body" style:list-style-name="L24">
      <style:text-properties fo:color="#ffffff" loext:opacity="100%"/>
    </style:style>
    <style:style style:name="P48" style:family="paragraph" style:parent-style-name="Text_20_body" style:list-style-name="L25">
      <style:text-properties fo:color="#ffffff" loext:opacity="100%"/>
    </style:style>
    <style:style style:name="P49" style:family="paragraph" style:parent-style-name="Heading_20_1">
      <style:text-properties fo:color="#ffffff" loext:opacity="100%"/>
    </style:style>
    <style:style style:name="P50" style:family="paragraph" style:parent-style-name="Text_20_body" style:list-style-name="L26">
      <style:text-properties fo:color="#ffffff" loext:opacity="100%"/>
    </style:style>
    <style:style style:name="P51" style:family="paragraph" style:parent-style-name="Text_20_body" style:list-style-name="L27">
      <style:text-properties fo:color="#ffffff" loext:opacity="100%"/>
    </style:style>
    <style:style style:name="P52" style:family="paragraph" style:parent-style-name="Text_20_body" style:list-style-name="L28">
      <style:text-properties fo:color="#ffffff" loext:opacity="100%"/>
    </style:style>
    <style:style style:name="P53" style:family="paragraph" style:parent-style-name="Standard">
      <style:text-properties fo:color="#ffffff" loext:opacity="100%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e2e3e7" loext:opacity="100%" style:text-line-through-style="none" style:text-line-through-type="none" fo:font-family="BlinkMacSystemFont, apple-system, 'Segoe UI', Roboto, Helvetica, Arial, sans-serif" fo:font-size="18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e2e3e7" loext:opacity="100%" fo:font-family="BlinkMacSystemFont, apple-system, 'Segoe UI', Roboto, Helvetica, Arial, sans-serif" fo:font-size="12pt" fo:letter-spacing="normal" fo:font-style="normal" fo:font-weight="normal"/>
    </style:style>
    <style:style style:name="T4" style:family="text">
      <style:text-properties fo:font-variant="normal" fo:text-transform="none" fo:color="#868d9a" loext:opacity="100%" fo:font-family="Consolas, 'Lucida Console', Menlo, Monaco, monospace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ff79c6" loext:opacity="100%" fo:font-family="Consolas, 'Lucida Console', Menlo, Monaco, monospace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f8f8f2" loext:opacity="100%" fo:font-family="Consolas, 'Lucida Console', Menlo, Monaco, monospace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8be9fd" loext:opacity="100%" fo:font-family="Consolas, 'Lucida Console', Menlo, Monaco, monospace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f8f8f2" loext:opacity="100%" fo:letter-spacing="normal" loext:padding="0cm" loext:border="none"/>
    </style:style>
    <style:style style:name="T9" style:family="text">
      <style:text-properties fo:font-variant="normal" fo:text-transform="none" fo:color="#f1fa8c" loext:opacity="100%" fo:font-family="Consolas, 'Lucida Console', Menlo, Monaco, monospace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6272a4" loext:opacity="100%" fo:font-family="Consolas, 'Lucida Console', Menlo, Monaco, monospace" fo:font-size="12pt" fo:letter-spacing="normal" fo:font-style="normal" fo:font-weight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Что такое статические методы</text:h>
      <text:p text:style-name="Text_20_body"><text:span text:style-name="Strong_20_Emphasis"><text:span text:style-name="T1">Статический метод</text:span></text:span><text:span text:style-name="T1"> — это метод, который принадлежит </text:span><text:span text:style-name="Strong_20_Emphasis"><text:span text:style-name="T1">самому классу</text:span></text:span><text:span text:style-name="T1">, а не объектам (экземплярам), созданным с помощью этого класса.</text:span></text:p>
      <text:p text:style-name="Text_20_body"><text:span text:style-name="T1">👉 Его вызывают </text:span><text:span text:style-name="Strong_20_Emphasis"><text:span text:style-name="T1">у класса</text:span></text:span><text:span text:style-name="T1">, а не у объекта.</text:span></text:p>
      <text:p text:style-name="P2"/>
      <text:h text:style-name="P1" text:outline-level="2">Пример из твоего текста</text:h>
      <text:p text:style-name="P3"><text:span text:style-name="Source_20_Text"><text:span text:style-name="T1">class User {</text:span></text:span></text:p>
      <text:p text:style-name="P4"><text:span text:style-name="Source_20_Text"><text:span text:style-name="T1"><text:s text:c="2"/>static staticMethod() {</text:span></text:span></text:p>
      <text:p text:style-name="P4"><text:span text:style-name="Source_20_Text"><text:span text:style-name="T1"><text:s text:c="4"/>alert(this === User);</text:span></text:span></text:p>
      <text:p text:style-name="P4"><text:span text:style-name="Source_20_Text"><text:span text:style-name="T1"><text:s text:c="2"/>}</text:span></text:span></text:p>
      <text:p text:style-name="P4"><text:span text:style-name="Source_20_Text"><text:span text:style-name="T1">}</text:span></text:span></text:p>
      <text:p text:style-name="P5"/>
      <text:p text:style-name="P6"><text:span text:style-name="Source_20_Text"><text:span text:style-name="T1">User.staticMethod(); // true</text:span></text:span></text:p>
      <text:h text:style-name="P7" text:outline-level="3">Что здесь происходит</text:h>
      <text:list text:style-name="L1">
        <text:list-item>
          <text:p text:style-name="P8"><text:span text:style-name="Source_20_Text"><text:span text:style-name="T1">static staticMethod()</text:span></text:span><text:span text:style-name="T1"> — объявление </text:span><text:span text:style-name="Strong_20_Emphasis"><text:span text:style-name="T1">статического метода</text:span></text:span></text:p>
        </text:list-item>
        <text:list-item>
          <text:p text:style-name="P8"><text:span text:style-name="Source_20_Text"><text:span text:style-name="T1">User.staticMethod()</text:span></text:span><text:span text:style-name="T1"> — вызов метода </text:span><text:span text:style-name="Strong_20_Emphasis"><text:span text:style-name="T1">у класса</text:span></text:span></text:p>
        </text:list-item>
        <text:list-item>
          <text:p text:style-name="P8"><text:span text:style-name="Source_20_Text"><text:span text:style-name="T1">this</text:span></text:span><text:span text:style-name="T1"> внутри статического метода указывает на </text:span><text:span text:style-name="Strong_20_Emphasis"><text:span text:style-name="T1">сам класс </text:span></text:span><text:span text:style-name="Strong_20_Emphasis"><text:span text:style-name="Source_20_Text"><text:span text:style-name="T1">User</text:span></text:span></text:span></text:p>
        </text:list-item>
        <text:list-item>
          <text:p text:style-name="P8"><text:span text:style-name="T1">поэтому </text:span><text:span text:style-name="Source_20_Text"><text:span text:style-name="T1">this === User</text:span></text:span><text:span text:style-name="T1"> → </text:span><text:span text:style-name="Source_20_Text"><text:span text:style-name="T1">true</text:span></text:span></text:p>
        </text:list-item>
      </text:list>
      <text:p text:style-name="P9">❌ Так нельзя:</text:p>
      <text:p text:style-name="P3"><text:span text:style-name="Source_20_Text"><text:span text:style-name="T1">let user = new User();</text:span></text:span></text:p>
      <text:p text:style-name="P6"><text:span text:style-name="Source_20_Text"><text:span text:style-name="T1">user.staticMethod(); // ошибка</text:span></text:span></text:p>
      <text:p text:style-name="Text_20_body"><text:span text:style-name="T1">Потому что </text:span><text:span text:style-name="Source_20_Text"><text:span text:style-name="T1">staticMethod</text:span></text:span><text:span text:style-name="T1"> не принадлежит объектам </text:span><text:span text:style-name="Source_20_Text"><text:span text:style-name="T1">User</text:span></text:span><text:span text:style-name="T1">.</text:span></text:p>
      <text:p text:style-name="P2"/>
      <text:h text:style-name="P1" text:outline-level="2">Зачем нужны статические методы</text:h>
      <text:p text:style-name="P9">Статические методы используют, когда функция:</text:p>
      <text:list text:style-name="L2">
        <text:list-item>
          <text:p text:style-name="P10"><text:span text:style-name="Strong_20_Emphasis"><text:span text:style-name="T1">не зависит от конкретного объекта</text:span></text:span></text:p>
        </text:list-item>
        <text:list-item>
          <text:p text:style-name="P11">относится ко всему классу в целом</text:p>
        </text:list-item>
      </text:list>
      <text:p text:style-name="P9">Примеры:</text:p>
      <text:list text:style-name="L3">
        <text:list-item>
          <text:p text:style-name="P12">фабричные методы</text:p>
        </text:list-item>
        <text:list-item>
          <text:p text:style-name="P12">вспомогательные функции</text:p>
        </text:list-item>
        <text:list-item>
          <text:p text:style-name="P12">валидация данных</text:p>
        </text:list-item>
        <text:list-item>
          <text:p text:style-name="P12">работа с конфигурацией</text:p>
        </text:list-item>
      </text:list>
      <text:p text:style-name="P3"><text:span text:style-name="Source_20_Text"><text:span text:style-name="T1">class User {</text:span></text:span></text:p>
      <text:p text:style-name="P4"><text:span text:style-name="Source_20_Text"><text:span text:style-name="T1"><text:s text:c="2"/>constructor(name) {</text:span></text:span></text:p>
      <text:p text:style-name="P4"><text:soft-page-break/><text:span text:style-name="Source_20_Text"><text:span text:style-name="T1"><text:s text:c="4"/>this.name = name;</text:span></text:span></text:p>
      <text:p text:style-name="P4"><text:span text:style-name="Source_20_Text"><text:span text:style-name="T1"><text:s text:c="2"/>}</text:span></text:span></text:p>
      <text:p text:style-name="P5"/>
      <text:p text:style-name="P4"><text:span text:style-name="Source_20_Text"><text:span text:style-name="T1"><text:s text:c="2"/>static createGuest() {</text:span></text:span></text:p>
      <text:p text:style-name="P4"><text:span text:style-name="Source_20_Text"><text:span text:style-name="T1"><text:s text:c="4"/>return new User("Guest");</text:span></text:span></text:p>
      <text:p text:style-name="P4"><text:span text:style-name="Source_20_Text"><text:span text:style-name="T1"><text:s text:c="2"/>}</text:span></text:span></text:p>
      <text:p text:style-name="P4"><text:span text:style-name="Source_20_Text"><text:span text:style-name="T1">}</text:span></text:span></text:p>
      <text:p text:style-name="P5"/>
      <text:p text:style-name="P6"><text:span text:style-name="Source_20_Text"><text:span text:style-name="T1">const guest = User.createGuest();</text:span></text:span></text:p>
      <text:p text:style-name="P2"/>
      <text:h text:style-name="P1" text:outline-level="2">Почему это то же самое, что присвоение функции</text:h>
      <text:p text:style-name="Text_20_body"><text:span text:style-name="T1">В JavaScript </text:span><text:span text:style-name="Strong_20_Emphasis"><text:span text:style-name="T1">класс — это функция</text:span></text:span><text:span text:style-name="T1">.</text:span></text:p>
      <text:p text:style-name="P9">Поэтому эти два варианта эквивалентны:</text:p>
      <text:h text:style-name="Heading_20_3" text:outline-level="3"><text:span text:style-name="T1">Вариант 1 — через </text:span><text:span text:style-name="Source_20_Text"><text:span text:style-name="T1">static</text:span></text:span></text:h>
      <text:p text:style-name="P3"><text:span text:style-name="Source_20_Text"><text:span text:style-name="T1">class User {</text:span></text:span></text:p>
      <text:p text:style-name="P4"><text:span text:style-name="Source_20_Text"><text:span text:style-name="T1"><text:s text:c="2"/>static staticMethod() {</text:span></text:span></text:p>
      <text:p text:style-name="P4"><text:span text:style-name="Source_20_Text"><text:span text:style-name="T1"><text:s text:c="4"/>alert(this === User);</text:span></text:span></text:p>
      <text:p text:style-name="P4"><text:span text:style-name="Source_20_Text"><text:span text:style-name="T1"><text:s text:c="2"/>}</text:span></text:span></text:p>
      <text:p text:style-name="P6"><text:span text:style-name="Source_20_Text"><text:span text:style-name="T1">}</text:span></text:span></text:p>
      <text:h text:style-name="P7" text:outline-level="3">Вариант 2 — прямое присваивание</text:h>
      <text:p text:style-name="P3"><text:span text:style-name="Source_20_Text"><text:span text:style-name="T1">class User {}</text:span></text:span></text:p>
      <text:p text:style-name="P5"/>
      <text:p text:style-name="P4"><text:span text:style-name="Source_20_Text"><text:span text:style-name="T1">User.staticMethod = function() {</text:span></text:span></text:p>
      <text:p text:style-name="P4"><text:span text:style-name="Source_20_Text"><text:span text:style-name="T1"><text:s text:c="2"/>alert(this === User);</text:span></text:span></text:p>
      <text:p text:style-name="P6"><text:span text:style-name="Source_20_Text"><text:span text:style-name="T1">};</text:span></text:span></text:p>
      <text:p text:style-name="P9">🔹 В обоих случаях:</text:p>
      <text:list text:style-name="L4">
        <text:list-item>
          <text:p text:style-name="P13"><text:span text:style-name="T1">метод хранится </text:span><text:span text:style-name="Strong_20_Emphasis"><text:span text:style-name="T1">в самом классе</text:span></text:span></text:p>
        </text:list-item>
        <text:list-item>
          <text:p text:style-name="P13"><text:span text:style-name="T1">вызывается как </text:span><text:span text:style-name="Source_20_Text"><text:span text:style-name="T1">User.staticMethod()</text:span></text:span></text:p>
        </text:list-item>
        <text:list-item>
          <text:p text:style-name="P13"><text:span text:style-name="Source_20_Text"><text:span text:style-name="T1">this</text:span></text:span><text:span text:style-name="T1"> внутри — это </text:span><text:span text:style-name="Source_20_Text"><text:span text:style-name="T1">User</text:span></text:span></text:p>
        </text:list-item>
      </text:list>
      <text:p text:style-name="P2"/>
      <text:h text:style-name="P1" text:outline-level="2">Разница с обычными методами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4">Обычный метод</text:p>
            </table:table-cell>
            <table:table-cell table:style-name="Таблица1.A1" office:value-type="string">
              <text:p text:style-name="P14">Статический метод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<text:span text:style-name="T1">user.sayHi()</text:span></text:span></text:p>
          </table:table-cell>
          <table:table-cell table:style-name="Таблица1.A1" office:value-type="string">
            <text:p text:style-name="Table_20_Contents"><text:span text:style-name="Source_20_Text"><text:span text:style-name="T1">User.sayHi()</text:span></text:span></text:p>
          </table:table-cell>
        </table:table-row>
        <table:table-row>
          <table:table-cell table:style-name="Таблица1.A1" office:value-type="string">
            <text:p text:style-name="P15">Доступен объектам</text:p>
          </table:table-cell>
          <table:table-cell table:style-name="Таблица1.A1" office:value-type="string">
            <text:p text:style-name="P15">Доступен только классу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<text:span text:style-name="T1">this</text:span></text:span><text:span text:style-name="T1"> → объект</text:span></text:p>
          </table:table-cell>
          <table:table-cell table:style-name="Таблица1.A1" office:value-type="string">
            <text:p text:style-name="Table_20_Contents"><text:span text:style-name="Source_20_Text"><text:span text:style-name="T1">this</text:span></text:span><text:span text:style-name="T1"> → класс</text:span></text:p>
          </table:table-cell>
        </table:table-row>
      </table:table>
      <text:p text:style-name="P2"/>
      <text:h text:style-name="P1" text:outline-level="2">Кратко</text:h>
      <text:list text:style-name="L5">
        <text:list-item>
          <text:p text:style-name="P16"><text:span text:style-name="Source_20_Text"><text:span text:style-name="T1">static</text:span></text:span><text:span text:style-name="T1"> добавляет метод </text:span><text:span text:style-name="Strong_20_Emphasis"><text:span text:style-name="T1">к классу, а не к объектам</text:span></text:span></text:p>
        </text:list-item>
        <text:list-item>
          <text:p text:style-name="P16"><text:soft-page-break/><text:span text:style-name="Source_20_Text"><text:span text:style-name="T1">this</text:span></text:span><text:span text:style-name="T1"> внутри статического метода — это </text:span><text:span text:style-name="Strong_20_Emphasis"><text:span text:style-name="T1">сам класс</text:span></text:span></text:p>
        </text:list-item>
        <text:list-item>
          <text:p text:style-name="P16"><text:span text:style-name="Source_20_Text"><text:span text:style-name="T1">class</text:span></text:span><text:span text:style-name="T1"> в JS — это функция, поэтому методы можно присваивать напрямую</text:span></text:p>
        </text:list-item>
      </text:list>
      <text:h text:style-name="P1" text:outline-level="2">1️⃣ Статический метод <text:span text:style-name="Source_20_Text">Article.compare</text:span></text:h>
      <text:p text:style-name="P17"><text:span text:style-name="Source_20_Text">static compare(articleA, articleB) {</text:span></text:p>
      <text:p text:style-name="P18"><text:span text:style-name="Source_20_Text"><text:s text:c="2"/>return articleA.date - articleB.date;</text:span></text:p>
      <text:p text:style-name="P18"><text:span text:style-name="Source_20_Text">}</text:span></text:p>
      <text:h text:style-name="P19" text:outline-level="3">Почему он статический?</text:h>
      <text:p text:style-name="P9">Потому что:</text:p>
      <text:list text:style-name="L6">
        <text:list-item>
          <text:p text:style-name="P20">метод <text:span text:style-name="Strong_20_Emphasis">не относится к одной конкретной статье</text:span></text:p>
        </text:list-item>
        <text:list-item>
          <text:p text:style-name="P20">он сравнивает <text:span text:style-name="Strong_20_Emphasis">две разные статьи</text:span></text:p>
        </text:list-item>
        <text:list-item>
          <text:p text:style-name="P20">ему не нужен <text:span text:style-name="Source_20_Text">this</text:span></text:p>
        </text:list-item>
      </text:list>
      <text:p text:style-name="P9">👉 Поэтому логично разместить его <text:span text:style-name="Strong_20_Emphasis">«над объектами»</text:span>, на уровне класса.</text:p>
      <text:p text:style-name="P9">Если бы метод был обычным:</text:p>
      <text:p text:style-name="P17"><text:span text:style-name="Source_20_Text">articleA.compare(articleB)</text:span></text:p>
      <text:p text:style-name="P9">это выглядело бы странно —<text:line-break/>почему <text:span text:style-name="Emphasis">одна</text:span> статья вдруг «владеет» логикой сравнения?</text:p>
      <text:p text:style-name="P21"/>
      <text:h text:style-name="P22" text:outline-level="2">Как это используется</text:h>
      <text:p text:style-name="P17"><text:span text:style-name="Source_20_Text">articles.sort(Article.compare);</text:span></text:p>
      <text:p text:style-name="P9">Метод <text:span text:style-name="Source_20_Text">Array.prototype.sort</text:span> ожидает <text:span text:style-name="Strong_20_Emphasis">функцию сравнения</text:span>:</text:p>
      <text:p text:style-name="P17"><text:span text:style-name="Source_20_Text">(a, b) =&gt; number</text:span></text:p>
      <text:p text:style-name="P9">И <text:span text:style-name="Source_20_Text">Article.compare</text:span> идеально подходит:</text:p>
      <text:list text:style-name="L7">
        <text:list-item>
          <text:p text:style-name="P23">принимает две статьи</text:p>
        </text:list-item>
        <text:list-item>
          <text:p text:style-name="P23">возвращает разницу дат</text:p>
        </text:list-item>
        <text:list-item>
          <text:p text:style-name="P23">не зависит от конкретного экземпляра</text:p>
        </text:list-item>
      </text:list>
      <text:p text:style-name="P9">📌 Поэтому:</text:p>
      <text:p text:style-name="P24"><text:span text:style-name="Source_20_Text">Article.compare</text:span> — это <text:span text:style-name="Strong_20_Emphasis">служебная функция класса</text:span></text:p>
      <text:p text:style-name="P21"/>
      <text:h text:style-name="P22" text:outline-level="2">2️⃣ Почему это «метод всего класса»</text:h>
      <text:p text:style-name="P24"><text:span text:style-name="Emphasis">«Это метод не отдельной статьи, а всего класса»</text:span></text:p>
      <text:p text:style-name="P9">Точно.</text:p>
      <text:p text:style-name="P9"><text:soft-page-break/>Сравнение — это <text:span text:style-name="Strong_20_Emphasis">правило</text:span>, общее для всех статей.<text:line-break/>Оно не хранится в самих объектах, а <text:span text:style-name="Strong_20_Emphasis">описывает, как статьи соотносятся друг с другом</text:span>.</text:p>
      <text:p text:style-name="P9">А значит:</text:p>
      <text:list text:style-name="L8">
        <text:list-item>
          <text:p text:style-name="P25">метод должен быть у <text:span text:style-name="Source_20_Text">Article</text:span></text:p>
        </text:list-item>
        <text:list-item>
          <text:p text:style-name="P25">а не у <text:span text:style-name="Source_20_Text">article1</text:span>, <text:span text:style-name="Source_20_Text">article2</text:span>, …</text:p>
        </text:list-item>
      </text:list>
      <text:p text:style-name="P21"/>
      <text:h text:style-name="P22" text:outline-level="2">3️⃣ Фабричный (factory) метод</text:h>
      <text:p text:style-name="P9">Теперь второй пример — <text:span text:style-name="Strong_20_Emphasis">фабричные методы</text:span>.</text:p>
      <text:h text:style-name="P19" text:outline-level="3">Идея</text:h>
      <text:p text:style-name="P9">Иногда объект можно создать <text:span text:style-name="Strong_20_Emphasis">разными способами</text:span>.<text:line-break/>Но конструктор (<text:span text:style-name="Source_20_Text">constructor</text:span>) — только один.</text:p>
      <text:p text:style-name="P9">👉 Тогда делают <text:span text:style-name="Strong_20_Emphasis">статические методы</text:span>, которые <text:span text:style-name="Emphasis">создают и возвращают объект</text:span>.</text:p>
      <text:p text:style-name="P21"/>
      <text:h text:style-name="P22" text:outline-level="2">Пример фабричных методов</text:h>
      <text:p text:style-name="P17"><text:span text:style-name="Source_20_Text">class Article {</text:span></text:p>
      <text:p text:style-name="P18"><text:span text:style-name="Source_20_Text"><text:s text:c="2"/>constructor(title, date) {</text:span></text:p>
      <text:p text:style-name="P18"><text:span text:style-name="Source_20_Text"><text:s text:c="4"/>this.title = title;</text:span></text:p>
      <text:p text:style-name="P18"><text:span text:style-name="Source_20_Text"><text:s text:c="4"/>this.date = date;</text:span></text:p>
      <text:p text:style-name="P18"><text:span text:style-name="Source_20_Text"><text:s text:c="2"/>}</text:span></text:p>
      <text:p text:style-name="P18"/>
      <text:p text:style-name="P18"><text:span text:style-name="Source_20_Text"><text:s text:c="2"/>static createToday(title) {</text:span></text:p>
      <text:p text:style-name="P18"><text:span text:style-name="Source_20_Text"><text:s text:c="4"/>return new Article(title, new Date());</text:span></text:p>
      <text:p text:style-name="P18"><text:span text:style-name="Source_20_Text"><text:s text:c="2"/>}</text:span></text:p>
      <text:p text:style-name="P18"/>
      <text:p text:style-name="P18"><text:span text:style-name="Source_20_Text"><text:s text:c="2"/>static createEmpty() {</text:span></text:p>
      <text:p text:style-name="P18"><text:span text:style-name="Source_20_Text"><text:s text:c="4"/>return new Article("Без названия", new Date());</text:span></text:p>
      <text:p text:style-name="P18"><text:span text:style-name="Source_20_Text"><text:s text:c="2"/>}</text:span></text:p>
      <text:p text:style-name="P18"><text:span text:style-name="Source_20_Text">}</text:span></text:p>
      <text:h text:style-name="P19" text:outline-level="3">Использование</text:h>
      <text:p text:style-name="P17"><text:span text:style-name="Source_20_Text">let article1 = Article.createToday("Новости");</text:span></text:p>
      <text:p text:style-name="P18"><text:span text:style-name="Source_20_Text">let article2 = Article.createEmpty();</text:span></text:p>
      <text:p text:style-name="P9">📌 Здесь важно:</text:p>
      <text:list text:style-name="L9">
        <text:list-item>
          <text:p text:style-name="P26">мы <text:span text:style-name="Strong_20_Emphasis">не создаём объект через </text:span><text:span text:style-name="Strong_20_Emphasis"><text:span text:style-name="Source_20_Text">new</text:span></text:span><text:span text:style-name="Strong_20_Emphasis"> напрямую</text:span></text:p>
        </text:list-item>
        <text:list-item>
          <text:p text:style-name="P26">вся логика создания спрятана внутри класса</text:p>
        </text:list-item>
      </text:list>
      <text:p text:style-name="P21"><text:soft-page-break/></text:p>
      <text:h text:style-name="P22" text:outline-level="2">Почему фабричный метод — статический</text:h>
      <text:p text:style-name="P9">Потому что:</text:p>
      <text:list text:style-name="L10">
        <text:list-item>
          <text:p text:style-name="P27">объект <text:span text:style-name="Strong_20_Emphasis">ещё не существует</text:span></text:p>
        </text:list-item>
        <text:list-item>
          <text:p text:style-name="P27">метод не может принадлежать экземпляру</text:p>
        </text:list-item>
        <text:list-item>
          <text:p text:style-name="P27">он относится к <text:span text:style-name="Strong_20_Emphasis">классу как шаблону</text:span></text:p>
        </text:list-item>
      </text:list>
      <text:p text:style-name="P9">❌ Нельзя:</text:p>
      <text:p text:style-name="P17"><text:span text:style-name="Source_20_Text">article.createToday(); // article ещё нет</text:span></text:p>
      <text:p text:style-name="P9">✔ Можно:</text:p>
      <text:p text:style-name="P17"><text:span text:style-name="Source_20_Text">Article.createToday();</text:span></text:p>
      <text:p text:style-name="P21"/>
      <text:h text:style-name="P22" text:outline-level="2">4️⃣ Итоговая идея</text:h>
      <text:h text:style-name="P19" text:outline-level="3">Статические методы используют, когда:</text:h>
      <text:p text:style-name="P9">✔ метод:</text:p>
      <text:list text:style-name="L11">
        <text:list-item>
          <text:p text:style-name="P28">не использует <text:span text:style-name="Source_20_Text">this</text:span> как объект</text:p>
        </text:list-item>
        <text:list-item>
          <text:p text:style-name="P28">работает с несколькими экземплярами</text:p>
        </text:list-item>
        <text:list-item>
          <text:p text:style-name="P28">создаёт новые экземпляры</text:p>
        </text:list-item>
        <text:list-item>
          <text:p text:style-name="P28">является вспомогательной логикой</text:p>
        </text:list-item>
      </text:list>
      <text:p text:style-name="P21"/>
      <text:h text:style-name="P22" text:outline-level="2">Кратко</text:h>
      <text:list text:style-name="L12">
        <text:list-item>
          <text:p text:style-name="P29"><text:span text:style-name="Source_20_Text">Article.compare</text:span> — <text:span text:style-name="Strong_20_Emphasis">утилита для сравнения статей</text:span></text:p>
        </text:list-item>
        <text:list-item>
          <text:p text:style-name="P29">она логически принадлежит классу, а не объекту</text:p>
        </text:list-item>
        <text:list-item>
          <text:p text:style-name="P29">фабричные методы — это <text:span text:style-name="Strong_20_Emphasis">альтернативные способы создания объектов</text:span></text:p>
        </text:list-item>
        <text:list-item>
          <text:p text:style-name="P29"><text:span text:style-name="Source_20_Text">static</text:span> = метод <text:span text:style-name="Strong_20_Emphasis">над объектами</text:span></text:p>
        </text:list-item>
      </text:list>
      <text:p text:style-name="P9"/>
      <text:h text:style-name="P1" text:outline-level="2">1️⃣ Технически: где реально лежат методы</text:h>
      <text:h text:style-name="P7" text:outline-level="3">Обычные методы</text:h>
      <text:p text:style-name="P30"><text:span text:style-name="Source_20_Text">class Article {</text:span></text:p>
      <text:p text:style-name="P5"><text:span text:style-name="Source_20_Text"><text:s text:c="2"/>showTitle() {}</text:span></text:p>
      <text:p text:style-name="P31"><text:span text:style-name="Source_20_Text">}</text:span></text:p>
      <text:p text:style-name="P9">На самом деле это:</text:p>
      <text:p text:style-name="P32"><text:span text:style-name="Source_20_Text">Article.prototype.showTitle = function() {}</text:span></text:p>
      <text:p text:style-name="P9"><text:soft-page-break/>📌 Метод:</text:p>
      <text:list text:style-name="L13">
        <text:list-item>
          <text:p text:style-name="P33"><text:span text:style-name="Strong_20_Emphasis">один на всех</text:span></text:p>
        </text:list-item>
        <text:list-item>
          <text:p text:style-name="P33">лежит в <text:span text:style-name="Source_20_Text">Article.prototype</text:span></text:p>
        </text:list-item>
        <text:list-item>
          <text:p text:style-name="P33">не копируется в объекты</text:p>
        </text:list-item>
      </text:list>
      <text:p text:style-name="P9">Объект лишь <text:span text:style-name="Strong_20_Emphasis">находит его через прототип</text:span>.</text:p>
      <text:p text:style-name="P2"/>
      <text:h text:style-name="P7" text:outline-level="3">Статические методы</text:h>
      <text:p text:style-name="P30"><text:span text:style-name="Source_20_Text">class Article {</text:span></text:p>
      <text:p text:style-name="P5"><text:span text:style-name="Source_20_Text"><text:s text:c="2"/>static compare() {}</text:span></text:p>
      <text:p text:style-name="P31"><text:span text:style-name="Source_20_Text">}</text:span></text:p>
      <text:p text:style-name="P9">Это:</text:p>
      <text:p text:style-name="P32"><text:span text:style-name="Source_20_Text">Article.compare = function() {}</text:span></text:p>
      <text:p text:style-name="P9">📌 Метод:</text:p>
      <text:list text:style-name="L14">
        <text:list-item>
          <text:p text:style-name="P34">лежит <text:span text:style-name="Strong_20_Emphasis">прямо на классе</text:span></text:p>
        </text:list-item>
        <text:list-item>
          <text:p text:style-name="P34">недоступен объектам</text:p>
        </text:list-item>
      </text:list>
      <text:p text:style-name="P2"/>
      <text:h text:style-name="P1" text:outline-level="2">2️⃣ Логически: кому метод “принадлежит” по смыслу</text:h>
      <text:h text:style-name="P7" text:outline-level="3">Обычный метод — поведение объекта</text:h>
      <text:p text:style-name="P32"><text:span text:style-name="Source_20_Text">article.showTitle();</text:span></text:p>
      <text:p text:style-name="P9">Почему это метод объекта:</text:p>
      <text:list text:style-name="L15">
        <text:list-item>
          <text:p text:style-name="P35">вызывается <text:span text:style-name="Strong_20_Emphasis">у конкретного экземпляра</text:span></text:p>
        </text:list-item>
        <text:list-item>
          <text:p text:style-name="P35">использует <text:span text:style-name="Source_20_Text">this</text:span> → <text:span text:style-name="Strong_20_Emphasis">конкретные данные</text:span></text:p>
        </text:list-item>
        <text:list-item>
          <text:p text:style-name="P35">описывает <text:span text:style-name="Strong_20_Emphasis">состояние и поведение одной сущности</text:span></text:p>
        </text:list-item>
      </text:list>
      <text:p text:style-name="P9">Пример:</text:p>
      <text:p text:style-name="P36">«Эта статья показывает свой заголовок»</text:p>
      <text:p text:style-name="P2"/>
      <text:h text:style-name="P7" text:outline-level="3">Статический метод — правило или инструмент</text:h>
      <text:p text:style-name="P32"><text:span text:style-name="Source_20_Text">Article.compare(a, b);</text:span></text:p>
      <text:p text:style-name="P9">Почему это метод класса:</text:p>
      <text:list text:style-name="L16">
        <text:list-item>
          <text:p text:style-name="P37">не вызывается у объекта</text:p>
        </text:list-item>
        <text:list-item>
          <text:p text:style-name="P37">не использует <text:span text:style-name="Source_20_Text">this</text:span> как экземпляр</text:p>
        </text:list-item>
        <text:list-item>
          <text:p text:style-name="P37"><text:soft-page-break/>работает <text:span text:style-name="Strong_20_Emphasis">сразу с несколькими объектами</text:span></text:p>
        </text:list-item>
        <text:list-item>
          <text:p text:style-name="P37">описывает <text:span text:style-name="Strong_20_Emphasis">общее правило</text:span></text:p>
        </text:list-item>
      </text:list>
      <text:p text:style-name="P9">Пример:</text:p>
      <text:p text:style-name="P36">«Вот как <text:span text:style-name="Emphasis">в целом</text:span> сравниваются статьи»</text:p>
      <text:p text:style-name="P2"/>
      <text:h text:style-name="P1" text:outline-level="2">3️⃣ Ключевая разница — <text:span text:style-name="Source_20_Text">this</text:span></text:h>
      <text:h text:style-name="P7" text:outline-level="3">В обычном методе</text:h>
      <text:p text:style-name="P30"><text:span text:style-name="Source_20_Text">showTitle() {</text:span></text:p>
      <text:p text:style-name="P5"><text:span text:style-name="Source_20_Text"><text:s text:c="2"/>console.log(this.title);</text:span></text:p>
      <text:p text:style-name="P31"><text:span text:style-name="Source_20_Text">}</text:span></text:p>
      <text:p text:style-name="P9"><text:span text:style-name="Source_20_Text">this</text:span> = <text:span text:style-name="Strong_20_Emphasis">конкретный объект</text:span></text:p>
      <text:p text:style-name="P9">➡ метод бессмыслен без объекта</text:p>
      <text:p text:style-name="P2"/>
      <text:h text:style-name="P7" text:outline-level="3">В статическом методе</text:h>
      <text:p text:style-name="P30"><text:span text:style-name="Source_20_Text">static compare(a, b) {</text:span></text:p>
      <text:p text:style-name="P5"><text:span text:style-name="Source_20_Text"><text:s text:c="2"/>return a.date - b.date;</text:span></text:p>
      <text:p text:style-name="P31"><text:span text:style-name="Source_20_Text">}</text:span></text:p>
      <text:p text:style-name="P9"><text:span text:style-name="Source_20_Text">this</text:span>:</text:p>
      <text:list text:style-name="L17">
        <text:list-item>
          <text:p text:style-name="P38">либо класс</text:p>
        </text:list-item>
        <text:list-item>
          <text:p text:style-name="P38">либо вообще не нужен</text:p>
        </text:list-item>
      </text:list>
      <text:p text:style-name="P9">➡ метод <text:span text:style-name="Strong_20_Emphasis">не зависит от экземпляра</text:span></text:p>
      <text:p text:style-name="P2"/>
      <text:h text:style-name="P1" text:outline-level="2">4️⃣ Важная аналогия (очень помогает понять)</text:h>
      <text:h text:style-name="P7" text:outline-level="3">Обычный метод — «что умеет объект»</text:h>
      <text:p text:style-name="P30"><text:span text:style-name="Source_20_Text">car.drive()</text:span></text:p>
      <text:p text:style-name="P5"><text:span text:style-name="Source_20_Text">user.login()</text:span></text:p>
      <text:p text:style-name="P31"><text:span text:style-name="Source_20_Text">article.publish()</text:span></text:p>
      <text:p text:style-name="P2"/>
      <text:h text:style-name="P7" text:outline-level="3">Статический метод — «правило или инструкция»</text:h>
      <text:p text:style-name="P30"><text:span text:style-name="Source_20_Text">User.validateEmail()</text:span></text:p>
      <text:p text:style-name="P5"><text:span text:style-name="Source_20_Text">Article.compare()</text:span></text:p>
      <text:p text:style-name="P31"><text:span text:style-name="Source_20_Text">Math.max()</text:span></text:p>
      <text:p text:style-name="P9">Ты же не пишешь:</text:p>
      <text:p text:style-name="P32"><text:soft-page-break/><text:span text:style-name="Source_20_Text">5.max(10)</text:span></text:p>
      <text:p text:style-name="P9">Ты пишешь:</text:p>
      <text:p text:style-name="P32"><text:span text:style-name="Source_20_Text">Math.max(5, 10)</text:span></text:p>
      <text:p text:style-name="P9">Потому что это <text:span text:style-name="Strong_20_Emphasis">правило</text:span>, а не поведение числа.</text:p>
      <text:p text:style-name="P2"/>
      <text:h text:style-name="P1" text:outline-level="2">5️⃣ Формулировка без противоречий</text:h>
      <text:p text:style-name="P9">✔ Правильно говорить так:</text:p>
      <text:p text:style-name="P36">Обычные методы <text:span text:style-name="Strong_20_Emphasis">хранятся в классе</text:span>,<text:line-break/>но <text:span text:style-name="Strong_20_Emphasis">работают с конкретным объектом</text:span><text:line-break/>и <text:span text:style-name="Strong_20_Emphasis">вызываются у объекта</text:span>.</text:p>
      <text:p text:style-name="P36">Статические методы <text:span text:style-name="Strong_20_Emphasis">и хранятся в классе, и вызываются у класса</text:span>,<text:line-break/>и <text:span text:style-name="Strong_20_Emphasis">описывают общую логику</text:span>.</text:p>
      <text:p text:style-name="P2"/>
      <text:h text:style-name="P1" text:outline-level="2">6️⃣ Итог в одной таблиц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14">Критерий</text:p>
            </table:table-cell>
            <table:table-cell table:style-name="Таблица2.A1" office:value-type="string">
              <text:p text:style-name="P14">Обычный метод</text:p>
            </table:table-cell>
            <table:table-cell table:style-name="Таблица2.A1" office:value-type="string">
              <text:p text:style-name="P14">Статический метод</text:p>
            </table:table-cell>
          </table:table-row>
        </table:table-header-rows>
        <table:table-row>
          <table:table-cell table:style-name="Таблица2.A1" office:value-type="string">
            <text:p text:style-name="P15">Где лежит</text:p>
          </table:table-cell>
          <table:table-cell table:style-name="Таблица2.A1" office:value-type="string">
            <text:p text:style-name="Table_20_Contents"><text:span text:style-name="Source_20_Text"><text:span text:style-name="T1">prototype</text:span></text:span></text:p>
          </table:table-cell>
          <table:table-cell table:style-name="Таблица2.A1" office:value-type="string">
            <text:p text:style-name="P15">класс</text:p>
          </table:table-cell>
        </table:table-row>
        <table:table-row>
          <table:table-cell table:style-name="Таблица2.A1" office:value-type="string">
            <text:p text:style-name="P15">Как вызывается</text:p>
          </table:table-cell>
          <table:table-cell table:style-name="Таблица2.A1" office:value-type="string">
            <text:p text:style-name="Table_20_Contents"><text:span text:style-name="Source_20_Text"><text:span text:style-name="T1">obj.method()</text:span></text:span></text:p>
          </table:table-cell>
          <table:table-cell table:style-name="Таблица2.A1" office:value-type="string">
            <text:p text:style-name="Table_20_Contents"><text:span text:style-name="Source_20_Text"><text:span text:style-name="T1">Class.method()</text:span>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1">this</text:span></text:span></text:p>
          </table:table-cell>
          <table:table-cell table:style-name="Таблица2.A1" office:value-type="string">
            <text:p text:style-name="P15">объект</text:p>
          </table:table-cell>
          <table:table-cell table:style-name="Таблица2.A1" office:value-type="string">
            <text:p text:style-name="P15">класс / не нужен</text:p>
          </table:table-cell>
        </table:table-row>
        <table:table-row>
          <table:table-cell table:style-name="Таблица2.A1" office:value-type="string">
            <text:p text:style-name="P15">Логика</text:p>
          </table:table-cell>
          <table:table-cell table:style-name="Таблица2.A1" office:value-type="string">
            <text:p text:style-name="P15">поведение объекта</text:p>
          </table:table-cell>
          <table:table-cell table:style-name="Таблица2.A1" office:value-type="string">
            <text:p text:style-name="P15">правило / утилита</text:p>
          </table:table-cell>
        </table:table-row>
        <table:table-row>
          <table:table-cell table:style-name="Таблица2.A1" office:value-type="string">
            <text:p text:style-name="P15">Пример</text:p>
          </table:table-cell>
          <table:table-cell table:style-name="Таблица2.A1" office:value-type="string">
            <text:p text:style-name="Table_20_Contents"><text:span text:style-name="Source_20_Text"><text:span text:style-name="T1">article.show()</text:span></text:span></text:p>
          </table:table-cell>
          <table:table-cell table:style-name="Таблица2.A1" office:value-type="string">
            <text:p text:style-name="Table_20_Contents"><text:span text:style-name="Source_20_Text"><text:span text:style-name="T1">Article.compare()</text:span></text:span></text:p>
          </table:table-cell>
        </table:table-row>
      </table:table>
      <text:p text:style-name="P9">«<text:span text:style-name="Strong_20_Emphasis">Фабричный метод</text:span>» (factory method) — это <text:span text:style-name="Strong_20_Emphasis">метод, который создаёт и возвращает объект</text:span>.<text:line-break/>Проще: <text:span text:style-name="Strong_20_Emphasis">метод-фабрика = способ производства объектов</text:span> 🏭</text:p>
      <text:p text:style-name="P2"/>
      <text:h text:style-name="P1" text:outline-level="2">Простое объяснение на словах</text:h>
      <text:list text:style-name="L18">
        <text:list-item>
          <text:p text:style-name="P39"><text:span text:style-name="Strong_20_Emphasis">класс</text:span> — это чертёж</text:p>
        </text:list-item>
        <text:list-item>
          <text:p text:style-name="P39"><text:span text:style-name="Strong_20_Emphasis">конструктор</text:span> — базовый способ создать объект</text:p>
        </text:list-item>
        <text:list-item>
          <text:p text:style-name="P39"><text:span text:style-name="Strong_20_Emphasis">фабричный метод</text:span> — <text:span text:style-name="Emphasis">удобная обёртка над </text:span><text:span text:style-name="Emphasis"><text:span text:style-name="Source_20_Text">new</text:span></text:span>, которая:</text:p>
          <text:list>
            <text:list-item>
              <text:p text:style-name="P39">создаёт объект</text:p>
            </text:list-item>
            <text:list-item>
              <text:p text:style-name="P39">настраивает его</text:p>
            </text:list-item>
            <text:list-item>
              <text:p text:style-name="P39">возвращает готовый результат</text:p>
            </text:list-item>
          </text:list>
        </text:list-item>
      </text:list>
      <text:p text:style-name="P2"/>
      <text:h text:style-name="P1" text:outline-level="2"><text:soft-page-break/>Почему он называется «фабричным»</text:h>
      <text:p text:style-name="P9">Как на фабрике:</text:p>
      <text:list text:style-name="L19">
        <text:list-item>
          <text:p text:style-name="P40">ты не собираешь деталь вручную</text:p>
        </text:list-item>
        <text:list-item>
          <text:p text:style-name="P40">ты нажимаешь кнопку → получаешь готовый продукт</text:p>
        </text:list-item>
      </text:list>
      <text:p text:style-name="P9">Так же и здесь:</text:p>
      <text:p text:style-name="P32"><text:span text:style-name="Source_20_Text">Article.createToday()</text:span></text:p>
      <text:p text:style-name="P9">Внутри — сложность, снаружи — простота.</text:p>
      <text:p text:style-name="P2"/>
      <text:h text:style-name="P1" text:outline-level="2">Пример без фабричного метода (неудобно)</text:h>
      <text:p text:style-name="P30"><text:span text:style-name="Source_20_Text">let article = new Article(</text:span></text:p>
      <text:p text:style-name="P5"><text:span text:style-name="Source_20_Text"><text:s text:c="2"/>"Новости",</text:span></text:p>
      <text:p text:style-name="P5"><text:span text:style-name="Source_20_Text"><text:s text:c="2"/>new Date(2025, 0, 1)</text:span></text:p>
      <text:p text:style-name="P31"><text:span text:style-name="Source_20_Text">);</text:span></text:p>
      <text:p text:style-name="P9">Ты сам:</text:p>
      <text:list text:style-name="L20">
        <text:list-item>
          <text:p text:style-name="P41">думаешь о дате</text:p>
        </text:list-item>
        <text:list-item>
          <text:p text:style-name="P41">помнишь порядок аргументов</text:p>
        </text:list-item>
      </text:list>
      <text:p text:style-name="P2"/>
      <text:h text:style-name="P1" text:outline-level="2">Пример с фабричным методом (удобно)</text:h>
      <text:p text:style-name="P30"><text:span text:style-name="Source_20_Text">class Article {</text:span></text:p>
      <text:p text:style-name="P5"><text:span text:style-name="Source_20_Text"><text:s text:c="2"/>constructor(title, date) {</text:span></text:p>
      <text:p text:style-name="P5"><text:span text:style-name="Source_20_Text"><text:s text:c="4"/>this.title = title;</text:span></text:p>
      <text:p text:style-name="P5"><text:span text:style-name="Source_20_Text"><text:s text:c="4"/>this.date = date;</text:span></text:p>
      <text:p text:style-name="P5"><text:span text:style-name="Source_20_Text"><text:s text:c="2"/>}</text:span></text:p>
      <text:p text:style-name="P5"/>
      <text:p text:style-name="P5"><text:span text:style-name="Source_20_Text"><text:s text:c="2"/>static createToday(title) {</text:span></text:p>
      <text:p text:style-name="P5"><text:span text:style-name="Source_20_Text"><text:s text:c="4"/>return new Article(title, new Date());</text:span></text:p>
      <text:p text:style-name="P5"><text:span text:style-name="Source_20_Text"><text:s text:c="2"/>}</text:span></text:p>
      <text:p text:style-name="P31"><text:span text:style-name="Source_20_Text">}</text:span></text:p>
      <text:p text:style-name="P9">Использование:</text:p>
      <text:p text:style-name="P32"><text:span text:style-name="Source_20_Text">let article = Article.createToday("Новости");</text:span></text:p>
      <text:p text:style-name="P9">✔ не нужно помнить <text:span text:style-name="Source_20_Text">new Date()</text:span><text:line-break/>✔ читается как фраза<text:line-break/>✔ логика создания спрятана</text:p>
      <text:p text:style-name="P2"/>
      <text:h text:style-name="P1" text:outline-level="2">Почему фабричный метод — <text:span text:style-name="Source_20_Text">static</text:span></text:h>
      <text:p text:style-name="P9">Потому что:</text:p>
      <text:list text:style-name="L21">
        <text:list-item>
          <text:p text:style-name="P42"><text:soft-page-break/>объекта <text:span text:style-name="Strong_20_Emphasis">ещё нет</text:span></text:p>
        </text:list-item>
        <text:list-item>
          <text:p text:style-name="P42">метод <text:span text:style-name="Strong_20_Emphasis">создаёт объект</text:span></text:p>
        </text:list-item>
        <text:list-item>
          <text:p text:style-name="P42">значит он не может быть методом объекта</text:p>
        </text:list-item>
      </text:list>
      <text:p text:style-name="P9">❌ Нельзя:</text:p>
      <text:p text:style-name="P32"><text:span text:style-name="Source_20_Text">article.createToday()</text:span></text:p>
      <text:p text:style-name="P9">✔ Можно:</text:p>
      <text:p text:style-name="P32"><text:span text:style-name="Source_20_Text">Article.createToday()</text:span></text:p>
      <text:p text:style-name="P2"/>
      <text:h text:style-name="P1" text:outline-level="2">Несколько фабричных методов в одном классе</text:h>
      <text:p text:style-name="P30"><text:span text:style-name="Source_20_Text">class Article {</text:span></text:p>
      <text:p text:style-name="P5"><text:span text:style-name="Source_20_Text"><text:s text:c="2"/>constructor(title, date) {</text:span></text:p>
      <text:p text:style-name="P5"><text:span text:style-name="Source_20_Text"><text:s text:c="4"/>this.title = title;</text:span></text:p>
      <text:p text:style-name="P5"><text:span text:style-name="Source_20_Text"><text:s text:c="4"/>this.date = date;</text:span></text:p>
      <text:p text:style-name="P5"><text:span text:style-name="Source_20_Text"><text:s text:c="2"/>}</text:span></text:p>
      <text:p text:style-name="P5"/>
      <text:p text:style-name="P5"><text:span text:style-name="Source_20_Text"><text:s text:c="2"/>static createEmpty() {</text:span></text:p>
      <text:p text:style-name="P5"><text:span text:style-name="Source_20_Text"><text:s text:c="4"/>return new Article("Без названия", new Date());</text:span></text:p>
      <text:p text:style-name="P5"><text:span text:style-name="Source_20_Text"><text:s text:c="2"/>}</text:span></text:p>
      <text:p text:style-name="P5"/>
      <text:p text:style-name="P5"><text:span text:style-name="Source_20_Text"><text:s text:c="2"/>static fromJSON(json) {</text:span></text:p>
      <text:p text:style-name="P5"><text:span text:style-name="Source_20_Text"><text:s text:c="4"/>let data = JSON.parse(json);</text:span></text:p>
      <text:p text:style-name="P5"><text:span text:style-name="Source_20_Text"><text:s text:c="4"/>return new Article(data.title, new Date(data.date));</text:span></text:p>
      <text:p text:style-name="P5"><text:span text:style-name="Source_20_Text"><text:s text:c="2"/>}</text:span></text:p>
      <text:p text:style-name="P31"><text:span text:style-name="Source_20_Text">}</text:span></text:p>
      <text:p text:style-name="P9">Использование:</text:p>
      <text:p text:style-name="P30"><text:span text:style-name="Source_20_Text">let a1 = Article.createEmpty();</text:span></text:p>
      <text:p text:style-name="P31"><text:span text:style-name="Source_20_Text">let a2 = Article.fromJSON(jsonString);</text:span></text:p>
      <text:p text:style-name="P2"/>
      <text:h text:style-name="P1" text:outline-level="2">Зачем они нужны (коротко)</text:h>
      <text:p text:style-name="P9">Фабричные методы используют, когда:</text:p>
      <text:p text:style-name="P9">✔ есть <text:span text:style-name="Strong_20_Emphasis">несколько способов создания</text:span> объекта<text:line-break/>✔ нужно <text:span text:style-name="Strong_20_Emphasis">скрыть сложную логику</text:span><text:line-break/>✔ хочется <text:span text:style-name="Strong_20_Emphasis">читаемый код</text:span><text:line-break/>✔ нужно контролировать процесс создания</text:p>
      <text:p text:style-name="P2"/>
      <text:h text:style-name="P1" text:outline-level="2">Очень короткое определение</text:h>
      <text:p text:style-name="P36"><text:span text:style-name="Strong_20_Emphasis">Фабричный метод — это статический метод, который создаёт и возвращает объект класса.</text:span></text:p>
      <text:h text:style-name="P1" text:outline-level="2"><text:a xlink:type="simple" xlink:href="https://learn.javascript.ru/static-properties-methods#staticheskie-svoystva" office:name="staticheskie-svoystva" text:style-name="Internet_20_link" text:visited-style-name="Visited_20_Internet_20_Link"><text:soft-page-break/><text:span text:style-name="T2">Статические свойства</text:span></text:a></text:h>
      <text:p text:style-name="P43"><text:span text:style-name="T3">Статические свойства также возможны, они выглядят как свойства класса, но с </text:span><text:span text:style-name="Source_20_Text"><text:span text:style-name="T4">static</text:span></text:span><text:span text:style-name="T3"> в начале:</text:span></text:p>
      <text:section text:style-name="Sect1" text:name="4civ6dsw53">
        <text:p text:style-name="P44"><text:span text:style-name="Source_20_Text"><text:span text:style-name="T5">class</text:span></text:span><text:span text:style-name="Source_20_Text"><text:span text:style-name="T6"> </text:span></text:span><text:span text:style-name="Source_20_Text"><text:span text:style-name="T7">Article</text:span></text:span><text:span text:style-name="Source_20_Text"><text:span text:style-name="T6"> {</text:span></text:span></text:p>
        <text:p text:style-name="P44"><text:span text:style-name="Source_20_Text"><text:span text:style-name="T8"><text:s text:c="2"/></text:span></text:span><text:span text:style-name="Source_20_Text"><text:span text:style-name="T5">static</text:span></text:span><text:span text:style-name="Source_20_Text"><text:span text:style-name="T6"> publisher </text:span></text:span><text:span text:style-name="Source_20_Text"><text:span text:style-name="T5">=</text:span></text:span><text:span text:style-name="Source_20_Text"><text:span text:style-name="T6"> </text:span></text:span><text:span text:style-name="Source_20_Text"><text:span text:style-name="T9">"Илья Кантор"</text:span></text:span><text:span text:style-name="Source_20_Text"><text:span text:style-name="T6">;</text:span></text:span></text:p>
        <text:p text:style-name="P44"><text:span text:style-name="Source_20_Text"><text:span text:style-name="T6">}</text:span></text:span></text:p>
        <text:p text:style-name="P44"/>
        <text:p text:style-name="P44"><text:span text:style-name="Source_20_Text"><text:span text:style-name="T7">alert</text:span></text:span><text:span text:style-name="Source_20_Text"><text:span text:style-name="T6">( Article.publisher ); </text:span></text:span><text:span text:style-name="Source_20_Text"><text:span text:style-name="T10">// Илья Кантор</text:span></text:span></text:p>
      </text:section>
      <text:p text:style-name="P43"><text:span text:style-name="T3">Это то же самое, что и прямое присваивание </text:span><text:span text:style-name="Source_20_Text"><text:span text:style-name="T4">Article</text:span></text:span><text:span text:style-name="T3">:</text:span></text:p>
      <text:section text:style-name="Sect1" text:name="rgty3ljtx9">
        <text:p text:style-name="P44"><text:span text:style-name="Source_20_Text"><text:span text:style-name="T6">Article.publisher </text:span></text:span><text:span text:style-name="Source_20_Text"><text:span text:style-name="T5">=</text:span></text:span><text:span text:style-name="Source_20_Text"><text:span text:style-name="T6"> </text:span></text:span><text:span text:style-name="Source_20_Text"><text:span text:style-name="T9">"Илья Кантор"</text:span></text:span><text:span text:style-name="Source_20_Text"><text:span text:style-name="T6">;</text:span></text:span></text:p>
      </text:section>
      <text:h text:style-name="P1" text:outline-level="2">1️⃣ Что мы видим в коде</text:h>
      <text:p text:style-name="P9">Есть:</text:p>
      <text:p text:style-name="P30"><text:span text:style-name="Source_20_Text">class Animal {</text:span></text:p>
      <text:p text:style-name="P5"><text:span text:style-name="Source_20_Text"><text:s text:c="2"/>static compare(a, b) {</text:span></text:p>
      <text:p text:style-name="P5"><text:span text:style-name="Source_20_Text"><text:s text:c="4"/>return a.speed - b.speed;</text:span></text:p>
      <text:p text:style-name="P5"><text:span text:style-name="Source_20_Text"><text:s text:c="2"/>}</text:span></text:p>
      <text:p text:style-name="P31"><text:span text:style-name="Source_20_Text">}</text:span></text:p>
      <text:p text:style-name="P9">И есть:</text:p>
      <text:p text:style-name="P32"><text:span text:style-name="Source_20_Text">class Rabbit extends Animal {}</text:span></text:p>
      <text:p text:style-name="P9">И внезапно это работает:</text:p>
      <text:p text:style-name="P32"><text:span text:style-name="Source_20_Text">Rabbit.compare</text:span></text:p>
      <text:p text:style-name="P9">❓ <text:span text:style-name="Strong_20_Emphasis">Почему?</text:span><text:line-break/>Мы же не писали <text:span text:style-name="Source_20_Text">compare</text:span> в <text:span text:style-name="Source_20_Text">Rabbit</text:span>.</text:p>
      <text:p text:style-name="P2"/>
      <text:h text:style-name="P1" text:outline-level="2">2️⃣ Самое главное правило JavaScript</text:h>
      <text:p text:style-name="P36"><text:span text:style-name="Strong_20_Emphasis">Если у объекта нет свойства — JavaScript ищет его у "родителя".</text:span></text:p>
      <text:p text:style-name="P9">Это правило работает <text:span text:style-name="Strong_20_Emphasis">всегда</text:span>.</text:p>
      <text:p text:style-name="P2"/>
      <text:h text:style-name="P1" text:outline-level="2">3️⃣ Класс — это объект</text:h>
      <text:p text:style-name="P9">Это ключ.</text:p>
      <text:p text:style-name="P32"><text:span text:style-name="Source_20_Text">class Animal {}</text:span></text:p>
      <text:p text:style-name="P9">На самом деле:</text:p>
      <text:list text:style-name="L22">
        <text:list-item>
          <text:p text:style-name="P45"><text:span text:style-name="Source_20_Text">Animal</text:span> — это <text:span text:style-name="Strong_20_Emphasis">функция</text:span></text:p>
        </text:list-item>
        <text:list-item>
          <text:p text:style-name="P45"><text:soft-page-break/>функция — это <text:span text:style-name="Strong_20_Emphasis">объект</text:span></text:p>
        </text:list-item>
      </text:list>
      <text:p text:style-name="P9">То же самое с <text:span text:style-name="Source_20_Text">Rabbit</text:span>.</text:p>
      <text:p text:style-name="P9">Значит:</text:p>
      <text:list text:style-name="L23">
        <text:list-item>
          <text:p text:style-name="P46">у <text:span text:style-name="Source_20_Text">Animal</text:span> есть свойства (<text:span text:style-name="Source_20_Text">compare</text:span>)</text:p>
        </text:list-item>
        <text:list-item>
          <text:p text:style-name="P46">у <text:span text:style-name="Source_20_Text">Rabbit</text:span> тоже есть свои свойства</text:p>
        </text:list-item>
        <text:list-item>
          <text:p text:style-name="P46">и у <text:span text:style-name="Source_20_Text">Rabbit</text:span> есть <text:span text:style-name="Strong_20_Emphasis">ссылка на родителя</text:span></text:p>
        </text:list-item>
      </text:list>
      <text:p text:style-name="P2"/>
      <text:h text:style-name="P1" text:outline-level="2">4️⃣ Что делает <text:span text:style-name="Source_20_Text">extends</text:span> простыми словами</text:h>
      <text:p text:style-name="P9">Когда ты пишешь:</text:p>
      <text:p text:style-name="P32"><text:span text:style-name="Source_20_Text">class Rabbit extends Animal {}</text:span></text:p>
      <text:p text:style-name="P9">JavaScript делает <text:span text:style-name="Strong_20_Emphasis">две связи</text:span>:</text:p>
      <text:p text:style-name="P2"/>
      <text:h text:style-name="P7" text:outline-level="3">🔹 Связь №1 — для объектов (обычные методы)</text:h>
      <text:p text:style-name="P9">Чтобы это работало:</text:p>
      <text:p text:style-name="P30"><text:span text:style-name="Source_20_Text">let r = new Rabbit();</text:span></text:p>
      <text:p text:style-name="P31"><text:span text:style-name="Source_20_Text">r.run();</text:span></text:p>
      <text:p text:style-name="P9">JS делает так:</text:p>
      <text:p text:style-name="P32"><text:span text:style-name="Source_20_Text">r → Rabbit.prototype → Animal.prototype</text:span></text:p>
      <text:p text:style-name="P2"/>
      <text:h text:style-name="P7" text:outline-level="3">🔹 Связь №2 — для классов (статические методы)</text:h>
      <text:p text:style-name="P9">Чтобы это работало:</text:p>
      <text:p text:style-name="P32"><text:span text:style-name="Source_20_Text">Rabbit.compare</text:span></text:p>
      <text:p text:style-name="P9">JS делает так:</text:p>
      <text:p text:style-name="P32"><text:span text:style-name="Source_20_Text">Rabbit → Animal</text:span></text:p>
      <text:p text:style-name="P9">Это буквально означает:</text:p>
      <text:p text:style-name="P32"><text:span text:style-name="Source_20_Text">Rabbit.__proto__ === Animal</text:span></text:p>
      <text:p text:style-name="P2"/>
      <text:h text:style-name="P1" text:outline-level="2">5️⃣ Как JavaScript находит <text:span text:style-name="Source_20_Text">Rabbit.compare</text:span></text:h>
      <text:p text:style-name="P9">Разберём <text:span text:style-name="Strong_20_Emphasis">по шагам</text:span>:</text:p>
      <text:p text:style-name="P32"><text:span text:style-name="Source_20_Text">Rabbit.compare</text:span></text:p>
      <text:list text:style-name="L24">
        <text:list-item>
          <text:p text:style-name="P47"><text:soft-page-break/>Есть ли <text:span text:style-name="Source_20_Text">compare</text:span> у <text:span text:style-name="Source_20_Text">Rabbit</text:span>? ❌ нет</text:p>
        </text:list-item>
        <text:list-item>
          <text:p text:style-name="P47">Тогда смотри у родителя <text:span text:style-name="Source_20_Text">Rabbit</text:span></text:p>
        </text:list-item>
        <text:list-item>
          <text:p text:style-name="P47">Родитель — это <text:span text:style-name="Source_20_Text">Animal</text:span></text:p>
        </text:list-item>
        <text:list-item>
          <text:p text:style-name="P47">Есть ли <text:span text:style-name="Source_20_Text">Animal.compare</text:span>? ✅ да</text:p>
        </text:list-item>
        <text:list-item>
          <text:p text:style-name="P47">Используй его</text:p>
        </text:list-item>
      </text:list>
      <text:p text:style-name="P9">✔ <text:span text:style-name="Strong_20_Emphasis">Вот и всё объяснение</text:span></text:p>
      <text:p text:style-name="P2"/>
      <text:h text:style-name="P1" text:outline-level="2">6️⃣ Это НЕ копирование</text:h>
      <text:p text:style-name="P9">Очень важно:</text:p>
      <text:p text:style-name="P9">❌ метод <text:span text:style-name="Strong_20_Emphasis">не копируется</text:span> в <text:span text:style-name="Source_20_Text">Rabbit</text:span></text:p>
      <text:p text:style-name="P9">✔ используется <text:span text:style-name="Strong_20_Emphasis">тот же самый метод</text:span></text:p>
      <text:p text:style-name="P9">То есть:</text:p>
      <text:p text:style-name="P32"><text:span text:style-name="Source_20_Text">Rabbit.compare === Animal.compare // true</text:span></text:p>
      <text:p text:style-name="P2"/>
      <text:h text:style-name="P1" text:outline-level="2">7️⃣ Почему <text:span text:style-name="Source_20_Text">rabbits.sort(Rabbit.compare)</text:span> работает</text:h>
      <text:p text:style-name="P9"><text:span text:style-name="Source_20_Text">Array.sort</text:span> ждёт функцию:</text:p>
      <text:p text:style-name="P32"><text:span text:style-name="Source_20_Text">(a, b) =&gt; number</text:span></text:p>
      <text:p text:style-name="P9">А <text:span text:style-name="Source_20_Text">Rabbit.compare</text:span>:</text:p>
      <text:list text:style-name="L25">
        <text:list-item>
          <text:p text:style-name="P48">на самом деле <text:span text:style-name="Source_20_Text">Animal.compare</text:span></text:p>
        </text:list-item>
        <text:list-item>
          <text:p text:style-name="P48">сравнивает <text:span text:style-name="Source_20_Text">speed</text:span></text:p>
        </text:list-item>
        <text:list-item>
          <text:p text:style-name="P48">кролики — это животные</text:p>
        </text:list-item>
      </text:list>
      <text:p text:style-name="P9">✔ всё логично</text:p>
      <text:h text:style-name="P49" text:outline-level="1">8️⃣ Одно предложение, которое всё объединяет</text:h>
      <text:p text:style-name="P36"><text:span text:style-name="Strong_20_Emphasis"><text:span text:style-name="Source_20_Text">extends</text:span></text:span><text:span text:style-name="Strong_20_Emphasis"> связывает и классы, и их объекты — поэтому наследуются и статические, и обычные методы.</text:span></text:p>
      <text:h text:style-name="P1" text:outline-level="2">1️⃣ Современным языком</text:h>
      <text:p text:style-name="P9">В <text:span text:style-name="Strong_20_Emphasis">современном JavaScript</text:span> можно думать так:</text:p>
      <text:p text:style-name="P36"><text:soft-page-break/><text:span text:style-name="Strong_20_Emphasis"><text:span text:style-name="Source_20_Text">Object</text:span></text:span><text:span text:style-name="Strong_20_Emphasis"> — это встроенный класс, от которого наследуются все объекты.</text:span></text:p>
      <text:p text:style-name="P9">Он ведёт себя как обычный класс:</text:p>
      <text:list text:style-name="L26">
        <text:list-item>
          <text:p text:style-name="P50">у него есть <text:span text:style-name="Strong_20_Emphasis">статические методы</text:span> (<text:span text:style-name="Source_20_Text">Object.keys</text:span>, <text:span text:style-name="Source_20_Text">Object.getOwnPropertyNames</text:span>)</text:p>
        </text:list-item>
        <text:list-item>
          <text:p text:style-name="P50">у него есть <text:span text:style-name="Strong_20_Emphasis">обычные методы</text:span> (<text:span text:style-name="Source_20_Text">toString</text:span>, <text:span text:style-name="Source_20_Text">hasOwnProperty</text:span>) через <text:span text:style-name="Source_20_Text">Object.prototype</text:span></text:p>
        </text:list-item>
      </text:list>
      <text:p text:style-name="P2"/>
      <text:h text:style-name="P1" text:outline-level="2">2️⃣ Исторически (почему возникает путаница)</text:h>
      <text:p text:style-name="P9">До появления <text:span text:style-name="Source_20_Text">class</text:span> (до ES6) классов <text:span text:style-name="Strong_20_Emphasis">не существовало</text:span>.<text:line-break/>Были только <text:span text:style-name="Strong_20_Emphasis">функции-конструкторы</text:span>.</text:p>
      <text:p text:style-name="P32"><text:span text:style-name="Source_20_Text">function Object() { ... }</text:span></text:p>
      <text:p text:style-name="P9"><text:span text:style-name="Source_20_Text">class</text:span> — это <text:span text:style-name="Strong_20_Emphasis">синтаксический сахар</text:span> над этим механизмом.</text:p>
      <text:p text:style-name="P9">Поэтому:</text:p>
      <text:p text:style-name="P32"><text:span text:style-name="Source_20_Text">typeof Object === "function" // true</text:span></text:p>
      <text:p text:style-name="P2"/>
      <text:h text:style-name="P1" text:outline-level="2">3️⃣ Как выглядел бы Object, если бы его писали как class</text:h>
      <text:p text:style-name="P9">Упрощённо (не реально, а для понимания):</text:p>
      <text:p text:style-name="P30"><text:span text:style-name="Source_20_Text">class Object {</text:span></text:p>
      <text:p text:style-name="P5"><text:span text:style-name="Source_20_Text"><text:s text:c="2"/>constructor() {}</text:span></text:p>
      <text:p text:style-name="P5"/>
      <text:p text:style-name="P5"><text:span text:style-name="Source_20_Text"><text:s text:c="2"/>// обычные методы (для объектов)</text:span></text:p>
      <text:p text:style-name="P5"><text:span text:style-name="Source_20_Text"><text:s text:c="2"/>hasOwnProperty() {}</text:span></text:p>
      <text:p text:style-name="P5"><text:span text:style-name="Source_20_Text"><text:s text:c="2"/>toString() {}</text:span></text:p>
      <text:p text:style-name="P5"/>
      <text:p text:style-name="P5"><text:span text:style-name="Source_20_Text"><text:s text:c="2"/>// статические методы (для класса)</text:span></text:p>
      <text:p text:style-name="P5"><text:span text:style-name="Source_20_Text"><text:s text:c="2"/>static keys() {}</text:span></text:p>
      <text:p text:style-name="P5"><text:span text:style-name="Source_20_Text"><text:s text:c="2"/>static getOwnPropertyNames() {}</text:span></text:p>
      <text:p text:style-name="P31"><text:span text:style-name="Source_20_Text">}</text:span></text:p>
      <text:p text:style-name="P2"/>
      <text:h text:style-name="P1" text:outline-level="2">4️⃣ Разница между <text:span text:style-name="Source_20_Text">Object</text:span> и обычным классом</text:h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Table_20_Heading">Object</text:p>
            </table:table-cell>
            <table:table-cell table:style-name="Таблица3.A1" office:value-type="string">
              <text:p text:style-name="Table_20_Heading">Обычный class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встроен в язык</text:p>
          </table:table-cell>
          <table:table-cell table:style-name="Таблица3.A1" office:value-type="string">
            <text:p text:style-name="Table_20_Contents">пишешь сам</text:p>
          </table:table-cell>
        </table:table-row>
        <table:table-row>
          <table:table-cell table:style-name="Таблица3.A1" office:value-type="string">
            <text:p text:style-name="Table_20_Contents">родитель всех объектов</text:p>
          </table:table-cell>
          <table:table-cell table:style-name="Таблица3.A1" office:value-type="string">
            <text:p text:style-name="Table_20_Contents">родитель только своих</text:p>
          </table:table-cell>
        </table:table-row>
        <table:table-row>
          <table:table-cell table:style-name="Таблица3.A1" office:value-type="string">
            <text:p text:style-name="Table_20_Contents">существует всегда</text:p>
          </table:table-cell>
          <table:table-cell table:style-name="Таблица3.A1" office:value-type="string">
            <text:p text:style-name="Table_20_Contents">создаётся в коде</text:p>
          </table:table-cell>
        </table:table-row>
        <table:table-row>
          <table:table-cell table:style-name="Таблица3.A1" office:value-type="string">
            <text:p text:style-name="Table_20_Contents">реализован движком</text:p>
          </table:table-cell>
          <table:table-cell table:style-name="Таблица3.A1" office:value-type="string">
            <text:p text:style-name="Table_20_Contents">реализуешь ты</text:p>
          </table:table-cell>
        </table:table-row>
      </table:table>
      <text:p text:style-name="P2"/>
      <text:h text:style-name="P1" text:outline-level="2"><text:soft-page-break/>5️⃣ Почему <text:span text:style-name="Source_20_Text">class Rabbit {}</text:span> всё равно наследует Object</text:h>
      <text:p text:style-name="P9">Даже если ты не пишешь <text:span text:style-name="Source_20_Text">extends Object</text:span>:</text:p>
      <text:p text:style-name="P32"><text:span text:style-name="Source_20_Text">class Rabbit {}</text:span></text:p>
      <text:p text:style-name="P9">JavaScript <text:span text:style-name="Strong_20_Emphasis">автоматически</text:span> делает:</text:p>
      <text:p text:style-name="P32"><text:span text:style-name="Source_20_Text">Rabbit.prototype.__proto__ === Object.prototype</text:span></text:p>
      <text:p text:style-name="P9">Поэтому:</text:p>
      <text:p text:style-name="P30"><text:span text:style-name="Source_20_Text">let r = new Rabbit();</text:span></text:p>
      <text:p text:style-name="P31"><text:span text:style-name="Source_20_Text">r.toString(); // ✔</text:span></text:p>
      <text:p text:style-name="P2"/>
      <text:h text:style-name="P1" text:outline-level="2">6️⃣ Но почему статические методы Object не наследуются автоматически</text:h>
      <text:p text:style-name="P9">Потому что:</text:p>
      <text:p text:style-name="P32"><text:span text:style-name="Source_20_Text">Rabbit.__proto__ === Function.prototype</text:span></text:p>
      <text:p text:style-name="P9">А не <text:span text:style-name="Source_20_Text">Object</text:span>.</text:p>
      <text:p text:style-name="P9">То есть:</text:p>
      <text:list text:style-name="L27">
        <text:list-item>
          <text:p text:style-name="P51">объекты <text:span text:style-name="Source_20_Text">Rabbit</text:span> → <text:span text:style-name="Source_20_Text">Object.prototype</text:span></text:p>
        </text:list-item>
        <text:list-item>
          <text:p text:style-name="P51">сам <text:span text:style-name="Source_20_Text">Rabbit</text:span> → <text:span text:style-name="Source_20_Text">Function.prototype</text:span></text:p>
        </text:list-item>
      </text:list>
      <text:p text:style-name="P2"/>
      <text:h text:style-name="P1" text:outline-level="2">7️⃣ Очень коротко (чтобы щёлкнуло)</text:h>
      <text:p text:style-name="P36"><text:span text:style-name="Strong_20_Emphasis"><text:span text:style-name="Source_20_Text">Object</text:span></text:span><text:span text:style-name="Strong_20_Emphasis"> — это встроенный класс JavaScript, реализованный как функция-конструктор.</text:span></text:p>
      <text:p text:style-name="P9">Именно поэтому:</text:p>
      <text:list text:style-name="L28">
        <text:list-item>
          <text:p text:style-name="P52"><text:span text:style-name="Source_20_Text">Object.keys()</text:span> работает</text:p>
        </text:list-item>
        <text:list-item>
          <text:p text:style-name="P52"><text:span text:style-name="Source_20_Text">obj.hasOwnProperty()</text:span> работает</text:p>
        </text:list-item>
        <text:list-item>
          <text:p text:style-name="P52"><text:span text:style-name="Source_20_Text">class X extends Object {}</text:span> вообще возможно</text:p>
        </text:list-item>
      </text:list>
      <text:p text:style-name="P2"/>
      <text:h text:style-name="P1" text:outline-level="2">8️⃣ Контрольный пример</text:h>
      <text:p text:style-name="P30"><text:span text:style-name="Source_20_Text">console.log(typeof Object); // "function"</text:span></text:p>
      <text:p text:style-name="P5"><text:span text:style-name="Source_20_Text">console.log(Object.prototype); // объект с методами</text:span></text:p>
      <text:p text:style-name="P31"><text:span text:style-name="Source_20_Text">console.log(Object.getOwnPropertyNames); // функция</text:span></text:p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9T00:51:33.392371100</meta:creation-date>
    <dc:date>2025-12-29T05:47:15.614099900</dc:date>
    <meta:editing-duration>PT4H55M39S</meta:editing-duration>
    <meta:editing-cycles>8</meta:editing-cycles>
    <meta:generator>LibreOffice/25.2.7.2$Windows_X86_64 LibreOffice_project/5cbfd1ab6520636bb5f7b99185aa69bd7456825d</meta:generator>
    <meta:document-statistic meta:table-count="3" meta:image-count="0" meta:object-count="0" meta:page-count="15" meta:paragraph-count="436" meta:word-count="1774" meta:character-count="11761" meta:non-whitespace-character-count="10313"/>
  </office:meta>
</office:document-meta>
</file>